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047cm"/>
    </style:style>
    <style:style style:name="co3" style:family="table-column">
      <style:table-column-properties fo:break-before="auto" style:column-width="8.13cm"/>
    </style:style>
    <style:style style:name="co4" style:family="table-column">
      <style:table-column-properties fo:break-before="auto" style:column-width="9.6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4.528cm" fo:break-before="auto" style:use-optimal-row-height="false"/>
    </style:style>
    <style:style style:name="ro7" style:family="table-row">
      <style:table-row-properties style:row-height="1.526cm" fo:break-before="auto" style:use-optimal-row-height="true"/>
    </style:style>
    <style:style style:name="ro8" style:family="table-row">
      <style:table-row-properties style:row-height="1.894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e6e6ff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6e6ff"/>
      <style:text-properties fo:color="#944794" fo:font-size="8pt" fo:font-weight="bold" style:font-size-asian="8pt" style:font-weight-asian="bold" style:font-size-complex="8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0c0c0" fo:font-size="8pt" style:font-size-asian="8pt" style:font-size-complex="8pt"/>
    </style:style>
    <style:style style:name="ce10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ackground-color="#e6e6ff"/>
      <style:text-properties fo:color="#944794" fo:font-size="8pt" style:font-size-asian="8pt" style:font-size-complex="8pt"/>
    </style:style>
    <style:style style:name="ce19" style:family="table-cell" style:parent-style-name="Default">
      <style:table-cell-properties fo:wrap-option="wrap" fo:border="0.002cm solid #000000" style:vertical-align="middle"/>
      <style:text-properties fo:color="#808080"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 style:vertical-align="middle"/>
      <style:text-properties fo:color="#cccccc" fo:font-size="8pt" style:font-size-asian="8pt" style:font-size-complex="8pt"/>
    </style:style>
    <style:style style:name="ce21" style:family="table-cell" style:parent-style-name="Default">
      <style:table-cell-properties fo:wrap-option="wrap" fo:border="0.002cm solid #000000" style:vertical-align="middle"/>
      <style:text-properties fo:color="#c0c0c0" fo:font-size="8pt" style:font-size-asian="8pt" style:font-size-complex="8pt"/>
    </style:style>
    <style:style style:name="ce22" style:family="table-cell" style:parent-style-name="Default">
      <style:table-cell-properties fo:wrap-option="wrap" fo:border="0.002cm solid #000000" style:vertical-align="middle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border="0.002cm solid #000000" style:vertical-align="middle"/>
      <style:text-properties fo:color="#b3b3b3" fo:font-size="8pt" style:font-size-asian="8pt" style:font-size-complex="8pt"/>
    </style:style>
    <style:style style:name="ce24" style:family="table-cell" style:parent-style-name="Default">
      <style:table-cell-properties fo:background-color="transparent" fo:wrap-option="wrap" fo:border="none" style:vertical-align="middle"/>
      <style:text-properties fo:font-size="8pt" style:font-size-asian="8pt" style:font-size-complex="8pt"/>
    </style:style>
    <style:style style:name="ce25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wrap-option="wrap" fo:border="0.002cm solid #000000" style:vertical-align="middle"/>
      <style:text-properties fo:color="#cccccc" style:font-name="Arial" fo:font-size="8pt" fo:language="en" fo:country="US" style:font-size-asian="8pt" style:language-asian="en" style:country-asian="US" style:font-size-complex="8pt"/>
    </style:style>
    <style:style style:name="ce28" style:family="table-cell" style:parent-style-name="Default">
      <style:table-cell-properties fo:wrap-option="wrap" fo:border="0.002cm solid #000000" style:vertical-align="middle"/>
      <style:text-properties style:font-name="Arial" fo:font-size="8pt" fo:language="en" fo:country="US" style:font-size-asian="8pt" style:language-asian="en" style:country-asian="US" style:font-size-complex="8pt"/>
    </style:style>
    <style:style style:name="ce29" style:family="table-cell" style:parent-style-name="Default">
      <style:table-cell-properties fo:wrap-option="wrap" fo:border="0.002cm solid #000000" style:vertical-align="middle"/>
      <style:text-properties fo:font-size="8p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0c0c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37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0c0c0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944794" fo:font-size="8pt" style:font-size-asian="8pt" style:font-size-complex="8pt"/>
    </style:style>
    <style:style style:name="ce45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0c0c0"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48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49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 style:data-style-name="N37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 style:data-style-name="N37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>
      <style:text-properties fo:color="#c0c0c0" fo:font-size="8pt" style:font-size-asian="8pt" style:font-size-complex="8pt"/>
    </style:style>
    <style:style style:name="ce56" style:family="table-cell" style:parent-style-name="Default">
      <style:text-properties fo:color="#808080" fo:font-size="8pt" style:font-size-asian="8pt" style:font-size-complex="8pt"/>
    </style:style>
    <style:style style:name="ce57" style:family="table-cell" style:parent-style-name="Default">
      <style:text-properties fo:color="#cccccc" fo:font-size="8pt" style:font-size-asian="8pt" style:font-size-complex="8pt"/>
    </style:style>
    <style:style style:name="ce58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ce59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T1" style:family="text">
      <style:text-properties style:font-name="Arial" fo:font-size="8pt" fo:language="en" fo:country="US" style:font-size-asian="8pt" style:language-asian="en" style:country-asian="US" style:font-size-complex="8pt"/>
    </style:style>
    <style:style style:name="T2" style:family="text"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3" style:family="text">
      <style:text-properties style:use-window-font-color="true" style:font-name="Arial"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4" style:family="text">
      <style:text-properties style:use-window-font-color="true" style:font-name="Arial" fo:font-size="8pt" fo:language="en" fo:country="GB" fo:font-style="normal" fo:font-weight="normal" style:font-name-asian="Times New Roman" style:font-size-asian="8pt" style:language-asian="en" style:country-asian="US" style:font-name-complex="Arial" style:font-size-complex="8pt"/>
    </style:style>
    <style:style style:name="T5" style:family="text">
      <style:text-properties fo:font-size="8pt" fo:language="it" fo:country="IT" style:font-size-asian="8pt" style:font-size-complex="8pt"/>
    </style:style>
  </office:automatic-styles>
  <office:body>
    <office:spreadsheet>
      <table:table table:name="Versions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Planing of versions</text:p>
          </table:table-cell>
          <table:table-cell table:style-name="ce1"/>
          <table:table-cell table:style-name="ce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office:value-type="string">
            <text:p>V1.0</text:p>
          </table:table-cell>
          <table:table-cell table:style-name="ce3" office:value-type="date" office:date-value="2008-10-15">
            <text:p>15/10/08</text:p>
          </table:table-cell>
          <table:table-cell office:value-type="string">
            <text:p>Base version for training courses</text:p>
            <text:p>Should be 90 % operative</text:p>
          </table:table-cell>
          <table:table-cell table:number-columns-repeated="253"/>
        </table:table-row>
        <table:table-row table:style-name="ro3">
          <table:table-cell office:value-type="string">
            <text:p>V1.01</text:p>
          </table:table-cell>
          <table:table-cell table:style-name="ce3" office:value-type="date" office:date-value="2008-11-30">
            <text:p>30/11/08</text:p>
          </table:table-cell>
          <table:table-cell office:value-type="string">
            <text:p>Base version for EINSTEIN audit campaign</text:p>
            <text:p>Correction of most serious bugs detected</text:p>
          </table:table-cell>
          <table:table-cell table:number-columns-repeated="253"/>
        </table:table-row>
        <table:table-row table:style-name="ro2">
          <table:table-cell office:value-type="string">
            <text:p>V1.1</text:p>
          </table:table-cell>
          <table:table-cell table:style-name="ce3" office:value-type="string">
            <text:p>Mid 2009</text:p>
          </table:table-cell>
          <table:table-cell office:value-type="string">
            <text:p>End of EINSTEIN project</text:p>
          </table:table-cell>
          <table:table-cell table:number-columns-repeated="253"/>
        </table:table-row>
        <table:table-row table:style-name="ro2">
          <table:table-cell office:value-type="string">
            <text:p>V2.0</text:p>
          </table:table-cell>
          <table:table-cell table:style-name="ce3" office:value-type="string">
            <text:p>???</text:p>
          </table:table-cell>
          <table:table-cell office:value-type="string">
            <text:p>In the future when everything is better ...</text:p>
          </table:table-cell>
          <table:table-cell table:number-columns-repeated="253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gyBug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buggy bugs</text:p>
          </table:table-cell>
          <table:table-cell table:style-name="ce1"/>
          <table:table-cell table:style-name="ce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>
            <text:p>Entry date</text:p>
          </table:table-cell>
          <table:table-cell table:style-name="ce15" office:value-type="string">
            <text:p>To do from</text:p>
          </table:table-cell>
          <table:table-cell table:style-name="ce17" office:value-type="string">
            <text:p>Topic</text:p>
          </table:table-cell>
          <table:table-cell table:style-name="ce17" office:value-type="string">
            <text:p>Description</text:p>
          </table:table-cell>
          <table:table-cell table:style-name="ce30" office:value-type="string">
            <text:p>Priority</text:p>
          </table:table-cell>
          <table:table-cell table:style-name="ce15" office:value-type="string">
            <text:p>To be changed until version</text:p>
          </table:table-cell>
          <table:table-cell table:style-name="ce15" office:value-type="string">
            <text:p>Notification date</text:p>
          </table:table-cell>
          <table:table-cell table:style-name="ce15" office:value-type="string">
            <text:p>Responsible</text:p>
          </table:table-cell>
          <table:table-cell table:style-name="ce30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6" office:value-type="string">
            <text:p>Scroll-up menu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3">
            <text:p>03/03/08</text:p>
          </table:table-cell>
          <table:table-cell table:style-name="ce7"/>
          <table:table-cell table:style-name="ce19" office:value-type="string">
            <text:p>DB edit option</text:p>
          </table:table-cell>
          <table:table-cell table:style-name="ce19" office:value-type="string">
            <text:p>Names of DB should be adapted to specifications</text:p>
          </table:table-cell>
          <table:table-cell table:style-name="ce31"/>
          <table:table-cell table:style-name="ce7" office:value-type="string">
            <text:p>V0.0</text:p>
          </table:table-cell>
          <table:table-cell table:style-name="ce7" office:value-type="date" office:date-value="2008-03-03">
            <text:p>03/03/08</text:p>
          </table:table-cell>
          <table:table-cell table:style-name="ce7" office:value-type="string">
            <text:p>HH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view alternatives</text:p>
          </table:table-cell>
          <table:table-cell table:style-name="ce20" office:value-type="string">
            <text:p>Alternatives – view should be activated; -&gt; to be revised</text:p>
          </table:table-cell>
          <table:table-cell table:style-name="ce32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21">
            <text:p>21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roject open/new</text:p>
          </table:table-cell>
          <table:table-cell table:style-name="ce19" office:value-type="string">
            <text:p>Menu bar should lead to PanelQ0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21">
            <text:p>21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3" table:visibility="collapse">
          <table:table-cell table:style-name="ce9" office:value-type="date" office:date-value="2008-07-14">
            <text:p>14/07/08</text:p>
          </table:table-cell>
          <table:table-cell table:style-name="ce9" office:value-type="string">
            <text:p>HS</text:p>
          </table:table-cell>
          <table:table-cell table:style-name="ce21" office:value-type="string">
            <text:p>General</text:p>
          </table:table-cell>
          <table:table-cell table:style-name="ce21" office:value-type="string">
            <text:p>Display of alternative / project ... does not update if new alternatives</text:p>
            <text:p>are created -&gt; vinculate with SetActiveAlternative/Project</text:p>
          </table:table-cell>
          <table:table-cell table:style-name="ce33" office:value-type="string">
            <text:p>high</text:p>
          </table:table-cell>
          <table:table-cell table:style-name="ce45" office:value-type="string">
            <text:p>V1.0b</text:p>
          </table:table-cell>
          <table:table-cell table:style-name="ce9" office:value-type="string">
            <text:p>pending</text:p>
          </table:table-cell>
          <table:table-cell table:style-name="ce9" office:value-type="string">
            <text:p>HS</text:p>
          </table:table-cell>
          <table:table-cell table:style-name="ce9" office:value-type="string">
            <text:p>fixed</text:p>
          </table:table-cell>
          <table:table-cell table:style-name="ce55" table:number-columns-repeated="247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248"/>
        </table:table-row>
        <table:table-row table:style-name="ro2">
          <table:table-cell table:style-name="ce6" office:value-type="string">
            <text:p>Tre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3-06">
            <text:p>06/03/08</text:p>
          </table:table-cell>
          <table:table-cell table:style-name="ce8"/>
          <table:table-cell table:style-name="ce20" office:value-type="string">
            <text:p>SEC</text:p>
          </table:table-cell>
          <table:table-cell table:style-name="ce20" office:value-type="string">
            <text:p>SEC by product / unit operation should adapt to the products / unit operations specified in the given industry</text:p>
          </table:table-cell>
          <table:table-cell table:style-name="ce34" office:value-type="string">
            <text:p>high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6-23">
            <text:p>23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General</text:p>
          </table:table-cell>
          <table:table-cell table:style-name="ce19" office:value-type="string">
            <text:p>Eliminate tree-items not used</text:p>
          </table:table-cell>
          <table:table-cell table:style-name="ce35" office:value-type="string">
            <text:p>high</text:p>
          </table:table-cell>
          <table:table-cell table:style-name="ce47" office:value-type="string">
            <text:p>V1.0b</text:p>
          </table:table-cell>
          <table:table-cell table:style-name="ce7" office:value-type="string">
            <text:p>pending</text:p>
          </table:table-cell>
          <table:table-cell table:style-name="ce7" table:number-columns-repeated="2"/>
          <table:table-cell table:style-name="ce56" table:number-columns-repeated="247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248"/>
        </table:table-row>
        <table:table-row table:style-name="ro2">
          <table:table-cell table:style-name="ce6" office:value-type="string">
            <text:p>GUI – general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4" table:visibility="collapse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Timing instantiation and updates</text:p>
          </table:table-cell>
          <table:table-cell table:style-name="ce20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4" office:value-type="string">
            <text:p>high</text:p>
          </table:table-cell>
          <table:table-cell table:style-name="ce48" office:value-type="string">
            <text:p>V1.0a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4-17">
            <text:p>1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trange characters</text:p>
          </table:table-cell>
          <table:table-cell table:style-name="ce20" office:value-type="string">
            <text:p>strange characters entered via text-boxes give problems (such as 's, or ó,ò,ê,...). -&gt; unicode use ???</text:p>
          </table:table-cell>
          <table:table-cell table:style-name="ce36" office:value-type="string">
            <text:p>normal</text:p>
          </table:table-cell>
          <table:table-cell table:style-name="ce48" office:value-type="string">
            <text:p>V1.0a</text:p>
          </table:table-cell>
          <table:table-cell table:style-name="ce8" office:value-type="date" office:date-value="2008-04-17">
            <text:p>1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+C tables</text:p>
          </table:table-cell>
          <table:table-cell table:style-name="ce19" office:value-type="string">
            <text:p>copying projects the link between Q and C is lost</text:p>
            <text:p>to be solved by joining Q and C Tables 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Timing instantiation and updates</text:p>
          </table:table-cell>
          <table:table-cell table:style-name="ce22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6">
          <table:table-cell table:style-name="ce10" office:value-type="date" office:date-value="2008-04-18">
            <text:p>18/04/08</text:p>
          </table:table-cell>
          <table:table-cell table:style-name="ce10" office:value-type="string">
            <text:p>TS</text:p>
          </table:table-cell>
          <table:table-cell table:style-name="ce22" office:value-type="string">
            <text:p>UTF-8 recommended</text:p>
          </table:table-cell>
          <table:table-cell table:style-name="ce25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17">
            <text:p>1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trange characters</text:p>
          </table:table-cell>
          <table:table-cell table:style-name="ce22" office:value-type="string">
            <text:p>strange characters entered via text-boxes give problems (such as 's, or ó,ò,ê,...). -&gt; unicode use ???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4-17">
            <text:p>17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+C tables</text:p>
          </table:table-cell>
          <table:table-cell table:style-name="ce19" office:value-type="string">
            <text:p>copying projects the link between Q and C is lost</text:p>
            <text:p>to be solved by joining Q and C Tables 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isplayclasses</text:p>
          </table:table-cell>
          <table:table-cell table:style-name="ce22" office:value-type="string">
            <text:p>Unit Fraction 100% converts to 100, not to 1.0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9-16">
            <text:p>16/09/08</text:p>
          </table:table-cell>
          <table:table-cell table:style-name="ce10" office:value-type="string">
            <text:p>TS</text:p>
          </table:table-cell>
          <table:table-cell table:style-name="ce10"/>
          <table:table-cell table:number-columns-repeated="247"/>
        </table:table-row>
        <table:table-row table:style-name="ro3">
          <table:table-cell table:style-name="ce10" office:value-type="date" office:date-value="2008-09-23">
            <text:p>23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IntEntry</text:p>
          </table:table-cell>
          <table:table-cell table:style-name="ce22" office:value-type="string">
            <text:p>PanelQ4 (year of manufacturing, number of equipes -&gt; does not store / display). Temporarily substituted by float entry with decimals = 0</text:p>
          </table:table-cell>
          <table:table-cell table:style-name="ce38" office:value-type="string">
            <text:p>normal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9-23">
            <text:p>23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isplayclasses</text:p>
          </table:table-cell>
          <table:table-cell table:style-name="ce22" office:value-type="string">
            <text:p>min/max value should be related to internal Value, not to display value</text:p>
          </table:table-cell>
          <table:table-cell table:style-name="ce38" office:value-type="string">
            <text:p>normal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9-25">
            <text:p>25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auditor db</text:p>
          </table:table-cell>
          <table:table-cell table:style-name="ce22" office:value-type="string">
            <text:p>at present no way to enter auditor contact information ...</text:p>
          </table:table-cell>
          <table:table-cell table:style-name="ce38" office:value-type="string">
            <text:p>normal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248"/>
        </table:table-row>
        <table:table-row table:style-name="ro2">
          <table:table-cell table:style-name="ce6" office:value-type="string">
            <text:p>Graphic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6-26">
            <text:p>26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refresh</text:p>
          </table:table-cell>
          <table:table-cell table:style-name="ce22" office:value-type="string">
            <text:p>Problem with refresh of graphics. Tom has some idea -&gt; to be implemented</text:p>
          </table:table-cell>
          <table:table-cell table:style-name="ce37" office:value-type="string">
            <text:p>high</text:p>
          </table:table-cell>
          <table:table-cell table:style-name="ce51" office:value-type="string">
            <text:p>V1.01</text:p>
          </table:table-cell>
          <table:table-cell table:style-name="ce10" office:value-type="date" office:date-value="2008-06-26">
            <text:p>26/06/08</text:p>
          </table:table-cell>
          <table:table-cell table:style-name="ce10" office:value-type="string">
            <text:p>TS/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248"/>
        </table:table-row>
        <table:table-row table:style-name="ro2">
          <table:table-cell table:style-name="ce6" office:value-type="string">
            <text:p>DB Editor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 table:visibility="collapse">
          <table:table-cell table:style-name="ce11" office:value-type="date" office:date-value="2008-03-03">
            <text:p>03/03/08</text:p>
          </table:table-cell>
          <table:table-cell table:style-name="ce11"/>
          <table:table-cell table:style-name="ce23" office:value-type="string">
            <text:p>Exit button</text:p>
          </table:table-cell>
          <table:table-cell table:style-name="ce23" office:value-type="string">
            <text:p>No exit button is foreseen</text:p>
          </table:table-cell>
          <table:table-cell table:style-name="ce39" office:value-type="string">
            <text:p>high</text:p>
          </table:table-cell>
          <table:table-cell table:style-name="ce52" office:value-type="string">
            <text:p>V1.0a</text:p>
          </table:table-cell>
          <table:table-cell table:style-name="ce11" office:value-type="string">
            <text:p>pendin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10" office:value-type="date" office:date-value="2008-02-25">
            <text:p>25/02/08</text:p>
          </table:table-cell>
          <table:table-cell table:style-name="ce10"/>
          <table:table-cell table:style-name="ce22" office:value-type="string">
            <text:p>Pulldown menu in DB Benchmark</text:p>
          </table:table-cell>
          <table:table-cell table:style-name="ce22" office:value-type="string">
            <text:p>Up to now data bases that are linked with each other have to be entered by the ID-value. No pull-down menu is foreseen. This should be changed later on</text:p>
          </table:table-cell>
          <table:table-cell table:style-name="ce37" office:value-type="string">
            <text:p>high</text:p>
          </table:table-cell>
          <table:table-cell table:style-name="ce51" office:value-type="string">
            <text:p>V1.01</text:p>
          </table:table-cell>
          <table:table-cell table:style-name="ce10" office:value-type="date" office:date-value="2008-06-28">
            <text:p>28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7" table:visibility="collapse">
          <table:table-cell table:style-name="ce8" office:value-type="date" office:date-value="2008-04-02">
            <text:p>02/04/08</text:p>
          </table:table-cell>
          <table:table-cell table:style-name="ce8"/>
          <table:table-cell table:style-name="ce20" office:value-type="string">
            <text:p>diferentes Dbs</text:p>
          </table:table-cell>
          <table:table-cell table:style-name="ce20" office:value-type="string">
            <text:p>possibility to edit different equipment DB's: heat pump, boiler,</text:p>
            <text:p><text:s text:c="5"/>additional DB's that will come in the future (CHP, chillers, solar</text:p>
            <text:p><text:s text:c="5"/>thermal, ...) [por ahora abre la tabla UHeatPump, la cual es la</text:p>
            <text:p><text:s text:c="5"/>tabla equivocada] </text:p>
          </table:table-cell>
          <table:table-cell table:style-name="ce34" office:value-type="string">
            <text:p>high</text:p>
          </table:table-cell>
          <table:table-cell table:style-name="ce4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11" office:value-type="date" office:date-value="2008-04-02">
            <text:p>02/04/08</text:p>
          </table:table-cell>
          <table:table-cell table:style-name="ce11"/>
          <table:table-cell table:style-name="ce23" office:value-type="string">
            <text:p>button OK/Cancel</text:p>
          </table:table-cell>
          <table:table-cell table:style-name="ce23"/>
          <table:table-cell table:style-name="ce39" office:value-type="string">
            <text:p>high</text:p>
          </table:table-cell>
          <table:table-cell table:style-name="ce52" office:value-type="string">
            <text:p>V1.0a</text:p>
          </table:table-cell>
          <table:table-cell table:style-name="ce11" office:value-type="date" office:date-value="2008-04-02">
            <text:p>02/04/08</text:p>
          </table:table-cell>
          <table:table-cell table:style-name="ce11" office:value-type="string">
            <text:p>TS</text:p>
          </table:table-cell>
          <table:table-cell table:style-name="ce11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4-02">
            <text:p>02/04/08</text:p>
          </table:table-cell>
          <table:table-cell table:style-name="ce8"/>
          <table:table-cell table:style-name="ce20" office:value-type="string">
            <text:p>select by double clicking</text:p>
          </table:table-cell>
          <table:table-cell table:style-name="ce20"/>
          <table:table-cell table:style-name="ce34" office:value-type="string">
            <text:p>high</text:p>
          </table:table-cell>
          <table:table-cell table:style-name="ce4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selected list of equipment should be possible</text:p>
          </table:table-cell>
          <table:table-cell table:style-name="ce34" office:value-type="string">
            <text:p>high</text:p>
          </table:table-cell>
          <table:table-cell table:style-name="ce48" office:value-type="string">
            <text:p>V1.0a</text:p>
          </table:table-cell>
          <table:table-cell table:style-name="ce8" office:value-type="string">
            <text:p>13/04/2008</text:p>
            <text:p>again:</text:p>
            <text:p>28/06/2008</text:p>
          </table:table-cell>
          <table:table-cell table:style-name="ce8" office:value-type="string">
            <text:p>SD</text:p>
            <text:p/>
            <text:p>SD</text:p>
          </table:table-cell>
          <table:table-cell table:style-name="ce8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6-19">
            <text:p>19/06/08</text:p>
          </table:table-cell>
          <table:table-cell table:style-name="ce10" office:value-type="string">
            <text:p>SD</text:p>
          </table:table-cell>
          <table:table-cell table:style-name="ce22" office:value-type="string">
            <text:p>DB Editor</text:p>
          </table:table-cell>
          <table:table-cell table:style-name="ce22" office:value-type="string">
            <text:p>predefined text for lists (EquipeType, UnitOp, etc.)</text:p>
          </table:table-cell>
          <table:table-cell table:style-name="ce37" office:value-type="string">
            <text:p>high</text:p>
          </table:table-cell>
          <table:table-cell table:style-name="ce50" office:value-type="string">
            <text:p>V1.1</text:p>
          </table:table-cell>
          <table:table-cell table:style-name="ce10" office:value-type="date" office:date-value="2008-06-19">
            <text:p>19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10" office:value-type="date" office:date-value="2008-06-29">
            <text:p>29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B Content</text:p>
          </table:table-cell>
          <table:table-cell table:style-name="ce22" office:value-type="string">
            <text:p>Nulls or other corrupt content in DB's may give problems</text:p>
            <text:p>-&gt; security feature should be foreseen ...</text:p>
            <text:p>(example: HP Module with None in HPHeatCap 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generic problem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53" table:number-columns-repeated="2"/>
          <table:table-cell table:number-columns-repeated="249"/>
        </table:table-row>
        <table:table-row table:style-name="ro2">
          <table:table-cell table:style-name="ce6" office:value-type="string">
            <text:p>File I/O (export/import project)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6-23">
            <text:p>23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import/export</text:p>
          </table:table-cell>
          <table:table-cell table:style-name="ce19" office:value-type="string">
            <text:p>links to be copied</text:p>
          </table:table-cell>
          <table:table-cell table:style-name="ce35" office:value-type="string">
            <text:p>high</text:p>
          </table:table-cell>
          <table:table-cell table:style-name="ce47" office:value-type="string">
            <text:p>V1.0a</text:p>
          </table:table-cell>
          <table:table-cell table:style-name="ce7" office:value-type="date" office:date-value="2008-06-23">
            <text:p>23/06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fixed (HS)</text:p>
          </table:table-cell>
          <table:table-cell table:style-name="ce56" table:number-columns-repeated="247"/>
        </table:table-row>
        <table:table-row table:style-name="ro8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import/export</text:p>
          </table:table-cell>
          <table:table-cell table:style-name="ce22" office:value-type="string">
            <text:p>import gives Problems, if previously the project with the highest ID has been deleted ... (conflict of auto-increment in the questionnaire table, and look-up of the import function)</text:p>
            <text:p>has been provisionnally fixed adding always a dummy project.</text:p>
            <text:p>Better solution should be found for saving ID'No's</text:p>
          </table:table-cell>
          <table:table-cell table:style-name="ce40" office:value-type="string">
            <text:p>low</text:p>
          </table:table-cell>
          <table:table-cell table:style-name="ce50" office:value-type="string">
            <text:p>V1.1</text:p>
          </table:table-cell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54" office:value-type="string">
            <text:p>provisional fix (Sept.08)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6" office:value-type="string">
            <text:p>SQL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3-10">
            <text:p>10/03/08</text:p>
          </table:table-cell>
          <table:table-cell table:style-name="ce10" office:value-type="string">
            <text:p>TS</text:p>
          </table:table-cell>
          <table:table-cell table:style-name="ce22" office:value-type="string">
            <text:p>Capital letters in VarNames</text:p>
          </table:table-cell>
          <table:table-cell table:style-name="ce22" office:value-type="string">
            <text:p>DB is referred to in lowercase letters: in windows works, but linux not !!! check if now it's ok</text:p>
          </table:table-cell>
          <table:table-cell table:style-name="ce40" office:value-type="string">
            <text:p>low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4-18">
            <text:p>18/04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queries</text:p>
          </table:table-cell>
          <table:table-cell table:style-name="ce20" office:value-type="string">
            <text:p>queries with [0] at the end give error in empty lists</text:p>
            <text:p>subsitute by query of list and then assignment of index</text:p>
          </table:table-cell>
          <table:table-cell table:style-name="ce36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all</text:p>
          </table:table-cell>
          <table:table-cell table:style-name="ce8" office:value-type="string">
            <text:p>controlled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7-14">
            <text:p>14/07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backup</text:p>
          </table:table-cell>
          <table:table-cell table:style-name="ce19" office:value-type="string">
            <text:p>ERROR MySQL binary folder not known</text:p>
          </table:table-cell>
          <table:table-cell table:style-name="ce41" office:value-type="string">
            <text:p>normal</text:p>
          </table:table-cell>
          <table:table-cell table:style-name="ce47" office:value-type="string">
            <text:p>V1.0b</text:p>
          </table:table-cell>
          <table:table-cell table:style-name="ce7" office:value-type="date" office:date-value="2008-07-14">
            <text:p>14/07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fixed</text:p>
          </table:table-cell>
          <table:table-cell table:style-name="ce56" table:number-columns-repeated="247"/>
        </table:table-row>
        <table:table-row table:style-name="ro3">
          <table:table-cell table:style-name="ce10" office:value-type="date" office:date-value="2008-10-16">
            <text:p>16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atabase</text:p>
          </table:table-cell>
          <table:table-cell table:style-name="ce22" office:value-type="string">
            <text:p>Several Bugs in SQL tables detected: text declared as “DOUBLE” etc.</text:p>
            <text:p>-&gt; revise everything, especially the early definitions (first updates)</text:p>
          </table:table-cell>
          <table:table-cell table:style-name="ce40" office:value-type="string">
            <text:p>low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6" office:value-type="string">
            <text:p>Paper Questionnair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9">
          <table:table-cell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6" office:value-type="string">
            <text:p>E-Questionnair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4" table:visibility="collapse">
          <table:table-cell table:style-name="ce10" office:value-type="date" office:date-value="2008-03-10">
            <text:p>10/03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unit conversion mass flow / volume flow</text:p>
          </table:table-cell>
          <table:table-cell table:style-name="ce22" office:value-type="string">
            <text:p>In some cases both types of data may be allowed -&gt; automatic detection ?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1.0b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10" office:value-type="date" office:date-value="2008-04-25">
            <text:p>25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4</text:p>
          </table:table-cell>
          <table:table-cell table:style-name="ce22" office:value-type="string">
            <text:p>Delete in Q4 doesn't work.</text:p>
            <text:p>Equipe type – is not passed correctly to addHP, ...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25">
            <text:p>25/04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6-12">
            <text:p>12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Reasonable limits for value entries ...</text:p>
          </table:table-cell>
          <table:table-cell table:style-name="ce37" office:value-type="string">
            <text:p>high</text:p>
          </table:table-cell>
          <table:table-cell table:style-name="ce51" office:value-type="string">
            <text:p>V1.01</text:p>
          </table:table-cell>
          <table:table-cell table:style-name="ce10" office:value-type="date" office:date-value="2008-06-12">
            <text:p>12/06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Automatic translation from volume-flow to mass-flow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5" table:visibility="collapse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height of numCtrl entry fields -&gt; adjust to unit-selector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string">
            <text:p>June 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Rounding errors in numCtrls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string">
            <text:p>June 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NumCtrls = None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string">
            <text:p>June 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10" office:value-type="date" office:date-value="2008-03-10">
            <text:p>10/03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unit conversion mass flow / volume flow</text:p>
          </table:table-cell>
          <table:table-cell table:style-name="ce22" office:value-type="string">
            <text:p>In some cases both types of data may be allowed -&gt; automatic detection ?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9" office:value-type="date" office:date-value="2008-06-12">
            <text:p>12/06/08</text:p>
          </table:table-cell>
          <table:table-cell table:style-name="ce9" office:value-type="string">
            <text:p>HS</text:p>
          </table:table-cell>
          <table:table-cell table:style-name="ce21" office:value-type="string">
            <text:p>Q1</text:p>
          </table:table-cell>
          <table:table-cell table:style-name="ce21" office:value-type="string">
            <text:p>Link choices for NACE and product codes</text:p>
          </table:table-cell>
          <table:table-cell table:style-name="ce33" office:value-type="string">
            <text:p>high</text:p>
          </table:table-cell>
          <table:table-cell table:style-name="ce45" office:value-type="string">
            <text:p>V1.0a</text:p>
          </table:table-cell>
          <table:table-cell table:style-name="ce9" office:value-type="date" office:date-value="2008-06-12">
            <text:p>12/06/08</text:p>
          </table:table-cell>
          <table:table-cell table:style-name="ce9" office:value-type="string">
            <text:p>SD</text:p>
          </table:table-cell>
          <table:table-cell table:style-name="ce9" office:value-type="string">
            <text:p>pending</text:p>
          </table:table-cell>
          <table:table-cell table:style-name="ce55" table:number-columns-repeated="247"/>
        </table:table-row>
        <table:table-row table:style-name="ro5" table:visibility="collapse">
          <table:table-cell table:style-name="ce9" office:value-type="date" office:date-value="2008-06-12">
            <text:p>12/06/08</text:p>
          </table:table-cell>
          <table:table-cell table:style-name="ce9" office:value-type="string">
            <text:p>HS</text:p>
          </table:table-cell>
          <table:table-cell table:style-name="ce21" office:value-type="string">
            <text:p>Q1</text:p>
          </table:table-cell>
          <table:table-cell table:style-name="ce21" office:value-type="string">
            <text:p>Link text entry branch / sub-branch with nace-codes</text:p>
          </table:table-cell>
          <table:table-cell table:style-name="ce42" office:value-type="string">
            <text:p>normal</text:p>
          </table:table-cell>
          <table:table-cell table:style-name="ce9" office:value-type="string">
            <text:p>V1.0</text:p>
          </table:table-cell>
          <table:table-cell table:style-name="ce9" office:value-type="string">
            <text:p>pending</text:p>
          </table:table-cell>
          <table:table-cell table:style-name="ce9"/>
          <table:table-cell table:style-name="ce9" office:value-type="string">
            <text:p>pending</text:p>
          </table:table-cell>
          <table:table-cell table:style-name="ce55" table:number-columns-repeated="247"/>
        </table:table-row>
        <table:table-row table:style-name="ro8">
          <table:table-cell table:style-name="ce10" office:value-type="date" office:date-value="2008-07-17">
            <text:p>17/07/08</text:p>
          </table:table-cell>
          <table:table-cell table:style-name="ce10" office:value-type="string">
            <text:p>BS/CB</text:p>
          </table:table-cell>
          <table:table-cell table:style-name="ce22" office:value-type="string">
            <text:p>Connections</text:p>
          </table:table-cell>
          <table:table-cell table:style-name="ce22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while no defintive solution: improve the comments in the tool tips</text:p>
          </table:table-cell>
          <table:table-cell table:style-name="ce38" office:value-type="string">
            <text:p>normal</text:p>
          </table:table-cell>
          <table:table-cell table:style-name="ce51" office:value-type="string">
            <text:p>V1.0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12" office:value-type="string">
            <text:p>PanelQ1</text:p>
          </table:table-cell>
          <table:table-cell table:style-name="ce16"/>
          <table:table-cell table:style-name="ce24" table:number-columns-repeated="2"/>
          <table:table-cell table:style-name="ce43"/>
          <table:table-cell table:style-name="ce16" table:number-columns-repeated="4"/>
          <table:table-cell table:number-columns-repeated="247"/>
        </table:table-row>
        <table:table-row table:style-name="ro3">
          <table:table-cell table:style-name="ce10" office:value-type="date" office:date-value="2008-06-19">
            <text:p>19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</text:p>
          </table:table-cell>
          <table:table-cell table:style-name="ce22" office:value-type="string">
            <text:p>Entering from PanelQ0 by “open project”: error messages appear trying to open Q1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9">
            <text:p>19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12" office:value-type="string">
            <text:p>PanelQ2</text:p>
          </table:table-cell>
          <table:table-cell table:style-name="ce16"/>
          <table:table-cell table:style-name="ce24" table:number-columns-repeated="2"/>
          <table:table-cell table:style-name="ce43"/>
          <table:table-cell table:style-name="ce16" table:number-columns-repeated="4"/>
          <table:table-cell table:number-columns-repeated="247"/>
        </table:table-row>
        <table:table-row table:style-name="ro5" table:visibility="collapse">
          <table:table-cell table:style-name="ce10" office:value-type="date" office:date-value="2008-06-12">
            <text:p>12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2</text:p>
          </table:table-cell>
          <table:table-cell table:style-name="ce22" office:value-type="string">
            <text:p>Layout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1">
            <text:p>11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12" office:value-type="string">
            <text:p>PanelQ3</text:p>
          </table:table-cell>
          <table:table-cell table:style-name="ce16"/>
          <table:table-cell table:style-name="ce24" table:number-columns-repeated="2"/>
          <table:table-cell table:style-name="ce43"/>
          <table:table-cell table:style-name="ce16" table:number-columns-repeated="4"/>
          <table:table-cell table:number-columns-repeated="247"/>
        </table:table-row>
        <table:table-row table:style-name="ro5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Reasonable limits; define missing units</text:p>
          </table:table-cell>
          <table:table-cell table:style-name="ce34" office:value-type="string">
            <text:p>high</text:p>
          </table:table-cell>
          <table:table-cell table:style-name="ce4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10" office:value-type="date" office:date-value="2008-06-16">
            <text:p>16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3</text:p>
          </table:table-cell>
          <table:table-cell table:style-name="ce22" office:value-type="string">
            <text:p>Layout; numctrls = None; activate unit conversion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6">
            <text:p>16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1...Q9</text:p>
          </table:table-cell>
          <table:table-cell table:style-name="ce22" office:value-type="string">
            <text:p>with of description field</text:p>
          </table:table-cell>
          <table:table-cell table:style-name="ce38" office:value-type="string">
            <text:p>normal</text:p>
          </table:table-cell>
          <table:table-cell table:style-name="ce51" office:value-type="string">
            <text:p>V1.01</text:p>
          </table:table-cell>
          <table:table-cell table:style-name="ce10" office:value-type="string">
            <text:p>June 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12" office:value-type="string">
            <text:p>PanelQ4</text:p>
          </table:table-cell>
          <table:table-cell table:style-name="ce16"/>
          <table:table-cell table:style-name="ce24" table:number-columns-repeated="2"/>
          <table:table-cell table:style-name="ce43"/>
          <table:table-cell table:style-name="ce16" table:number-columns-repeated="4"/>
          <table:table-cell table:number-columns-repeated="247"/>
        </table:table-row>
        <table:table-row table:style-name="ro3" table:visibility="collapse">
          <table:table-cell table:style-name="ce10" office:value-type="date" office:date-value="2008-06-12">
            <text:p>12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4ff</text:p>
          </table:table-cell>
          <table:table-cell table:style-name="ce22" office:value-type="string">
            <text:p>Reasonable limits; define missing units; choices-functionality; revise layout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2">
            <text:p>12/06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7-24">
            <text:p>24/07/08</text:p>
          </table:table-cell>
          <table:table-cell table:style-name="ce10" office:value-type="string">
            <text:p>BS</text:p>
          </table:table-cell>
          <table:table-cell table:style-name="ce22" office:value-type="string">
            <text:p>Q4</text:p>
          </table:table-cell>
          <table:table-cell table:style-name="ce22" office:value-type="string">
            <text:p>Fuel consumption of boilers -&gt; unit in m3/h or kg/h -&gt; should be written to UnitsFuelConsum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7-24">
            <text:p>24/07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8</text:p>
          </table:table-cell>
          <table:table-cell table:style-name="ce22"/>
          <table:table-cell table:style-name="ce37" office:value-type="string">
            <text:p>high</text:p>
          </table:table-cell>
          <table:table-cell table:style-name="ce49" office:value-type="string">
            <text:p>V1.0b</text:p>
          </table:table-cell>
          <table:table-cell table:style-name="ce10" office:value-type="date" office:date-value="2008-07-24">
            <text:p>24/07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3-10">
            <text:p>10/03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FuelConsum</text:p>
          </table:table-cell>
          <table:table-cell table:style-name="ce22" office:value-type="string">
            <text:p>better explanatory text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5-10">
            <text:p>10/05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ata tables</text:p>
          </table:table-cell>
          <table:table-cell table:style-name="ce22" office:value-type="string">
            <text:p>FUEL_OWN no longer used ...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7-14">
            <text:p>14/07/08</text:p>
          </table:table-cell>
          <table:table-cell table:style-name="ce10" office:value-type="string">
            <text:p>SD</text:p>
          </table:table-cell>
          <table:table-cell table:style-name="ce22" office:value-type="string">
            <text:p>O&amp;M</text:p>
          </table:table-cell>
          <table:table-cell table:style-name="ce22" office:value-type="string">
            <text:p>Define parts of OM costs specified in Q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b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6-12">
            <text:p>12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Q4ff</text:p>
          </table:table-cell>
          <table:table-cell table:style-name="ce22" office:value-type="string">
            <text:p>Reasonable limits; define missing units; choices-functionality; revise layout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2">
            <text:p>12/06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10" table:number-columns-repeated="2"/>
          <table:table-cell table:style-name="ce22" table:number-columns-repeated="2"/>
          <table:table-cell table:style-name="ce10" table:number-columns-repeated="5"/>
          <table:table-cell table:number-columns-repeated="247"/>
        </table:table-row>
        <table:table-row table:style-name="ro2">
          <table:table-cell table:style-name="ce6" office:value-type="string">
            <text:p>Consistency check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6-12">
            <text:p>12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connections</text:p>
          </table:table-cell>
          <table:table-cell table:style-name="ce22" office:value-type="string">
            <text:p>connections are not well copied by copying projects</text:p>
            <text:p>-&gt; links to ID's in original and not in the copy ...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19">
            <text:p>19/06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7-11">
            <text:p>11/07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Nones to SQL</text:p>
          </table:table-cell>
          <table:table-cell table:style-name="ce22" office:value-type="string">
            <text:p>Writing Nones to SQL gives error (-&gt; implemente check)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b</text:p>
          </table:table-cell>
          <table:table-cell table:style-name="ce10" office:value-type="date" office:date-value="2008-07-14">
            <text:p>14/07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general algorithm</text:p>
          </table:table-cell>
          <table:table-cell table:style-name="ce22" office:value-type="string">
            <text:p>internal training: -&gt; specifying energy in UPH and pipe parameters is not sufficient for having USH defined, but should be . !!!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waste heat</text:p>
          </table:table-cell>
          <table:table-cell table:style-name="ce22" office:value-type="string">
            <text:p>heat recovery for the process ... - 2B linked consistently with the ccheck moduel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9-17">
            <text:p>17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ccheck and auto-pilot</text:p>
          </table:table-cell>
          <table:table-cell table:style-name="ce22" office:value-type="string">
            <text:p>autopilot passes, although number of required data is &gt; 0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9-17">
            <text:p>17/09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6-27">
            <text:p>27/06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HX network and CC</text:p>
          </table:table-cell>
          <table:table-cell table:style-name="ce22" office:value-type="string">
            <text:p>Check consistency between CC calculations and HX network calculation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number-columns-repeated="2" table:style-name="ce10" office:value-type="string">
            <text:p>-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6" office:value-type="string">
            <text:p>energyStatistic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 table:visibility="collapse">
          <table:table-cell table:style-name="ce7" office:value-type="date" office:date-value="2008-04-02">
            <text:p>02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window overlap</text:p>
          </table:table-cell>
          <table:table-cell table:style-name="ce19" office:value-type="string">
            <text:p>Switching between windows EA/EM/EH the hide() is not activated.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3" table:visibility="collapse"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monthly data</text:p>
          </table:table-cell>
          <table:table-cell table:style-name="ce22" office:value-type="string">
            <text:p>number of columns and number of data in graph not identical. Seems that totals are shown ???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primary energy consumption / final energy consumption changed</text:p>
          </table:table-cell>
          <table:table-cell table:style-name="ce36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07/04/2008</text:p>
            <text:p>19/06/2008</text:p>
          </table:table-cell>
          <table:table-cell table:style-name="ce8" office:value-type="string">
            <text:p>TS</text:p>
            <text:p>SD</text:p>
          </table:table-cell>
          <table:table-cell table:style-name="ce8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EA</text:p>
          </table:table-cell>
          <table:table-cell table:style-name="ce20" office:value-type="string">
            <text:p>check of actualisation in panelEA1. Adapt to other EA / EM / EH panels</text:p>
          </table:table-cell>
          <table:table-cell table:style-name="ce34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ok</text:p>
          </table:table-cell>
          <table:table-cell table:number-columns-repeated="247"/>
        </table:table-row>
        <table:table-row table:style-name="ro7" table:visibility="collapse">
          <table:table-cell table:style-name="ce8" office:value-type="date" office:date-value="2008-04-30">
            <text:p>30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s EA</text:p>
          </table:table-cell>
          <table:table-cell table:style-name="ce27" office:value-type="string">
            <text:p><text:span text:style-name="T1">-&gt; Modules EA </text:span><text:span text:style-name="T1">have to be </text:span><text:span text:style-name="T1">completely </text:span><text:span text:style-name="T1">revised: not only </text:span><text:span text:style-name="T1">C-&gt;Q, but also </text:span><text:span text:style-name="T1">filtering of tables </text:span><text:span text:style-name="T1">by Pid and ANo </text:span><text:span text:style-name="T1">before </text:span><text:span text:style-name="T1">calculating </text:span><text:span text:style-name="T1">sums.</text:span></text:p>
            <text:p><text:span text:style-name="T1">Introduce </text:span><text:span text:style-name="T1">security checks </text:span><text:span text:style-name="T1">in order to avoid </text:span><text:span text:style-name="T1">crash if data are </text:span><text:span text:style-name="T1">None or tables </text:span><text:span text:style-name="T1">are empty !!!</text:span></text:p>
          </table:table-cell>
          <table:table-cell table:style-name="ce34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ok</text:p>
          </table:table-cell>
          <table:table-cell table:number-columns-repeated="247"/>
        </table:table-row>
        <table:table-row table:style-name="ro3" table:visibility="collapse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7" office:value-type="string">
            <text:p>Cuando se llama energyStatistics desde ANo = -1 -&gt; mostar ANo 0 o bloquear</text:p>
          </table:table-cell>
          <table:table-cell table:style-name="ce32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style-name="ce57" table:number-columns-repeated="247"/>
        </table:table-row>
        <table:table-row table:style-name="ro3"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monthly data</text:p>
          </table:table-cell>
          <table:table-cell table:style-name="ce22" office:value-type="string">
            <text:p>number of columns and number of data in graph not identical. Seems that totals are shown ???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units in display</text:p>
          </table:table-cell>
          <table:table-cell table:style-name="ce22" office:value-type="string">
            <text:p>should be possible to display data in different units;</text:p>
            <text:p>units should be eliminated from legend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date" office:date-value="2008-04-02">
            <text:p>02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croll bars in tables</text:p>
          </table:table-cell>
          <table:table-cell table:style-name="ce22" office:value-type="string">
            <text:p>try to avoid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02">
            <text:p>02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02">
            <text:p>02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layout windows</text:p>
          </table:table-cell>
          <table:table-cell table:style-name="ce22" office:value-type="string">
            <text:p>tables should have the same width as figures, ....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02">
            <text:p>02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EA windows</text:p>
          </table:table-cell>
          <table:table-cell table:style-name="ce22" office:value-type="string">
            <text:p>number of digits and thousands separtator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date" office:date-value="2008-04-07">
            <text:p>07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EA windows</text:p>
          </table:table-cell>
          <table:table-cell table:style-name="ce22" office:value-type="string">
            <text:p>primary energy consumption / final energy consumption changed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date" office:date-value="2008-04-07">
            <text:p>07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Heat &amp; Cold</text:p>
          </table:table-cell>
          <table:table-cell table:style-name="ce22" office:value-type="string">
            <text:p>separation of heat flows and cold flows ??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CO2 + nuclear</text:p>
          </table:table-cell>
          <table:table-cell table:style-name="ce22" office:value-type="string">
            <text:p>inlcude CO2 and radioactive waste in the same screen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EA</text:p>
          </table:table-cell>
          <table:table-cell table:style-name="ce22" office:value-type="string">
            <text:p>check of actualisation in panelEA1. Adapt to other EA / EM / EH panels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10" office:value-type="date" office:date-value="2008-04-30">
            <text:p>30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modules EA</text:p>
          </table:table-cell>
          <table:table-cell table:style-name="ce28" office:value-type="string">
            <text:p><text:span text:style-name="T1">-&gt; Modules EA </text:span><text:span text:style-name="T1">have to be </text:span><text:span text:style-name="T1">completely </text:span><text:span text:style-name="T1">revised: not only </text:span><text:span text:style-name="T1">C-&gt;Q, but also </text:span><text:span text:style-name="T1">filtering of tables </text:span><text:span text:style-name="T1">by Pid and ANo </text:span><text:span text:style-name="T1">before </text:span><text:span text:style-name="T1">calculating </text:span><text:span text:style-name="T1">sums.</text:span></text:p>
            <text:p><text:span text:style-name="T1">Introduce </text:span><text:span text:style-name="T1">security checks </text:span><text:span text:style-name="T1">in order to avoid </text:span><text:span text:style-name="T1">crash if data are </text:span><text:span text:style-name="T1">None or tables </text:span><text:span text:style-name="T1">are empty !!!</text:span>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date" office:date-value="2008-04-30">
            <text:p>30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5-10">
            <text:p>10/05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Estat + CC</text:p>
          </table:table-cell>
          <table:table-cell table:style-name="ce28" office:value-type="string">
            <text:p>Cuando se llama energyStatistics desde ANo = -1 -&gt; mostar ANo 0 o bloquear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6"/>
          <table:table-cell table:number-columns-repeated="252"/>
        </table:table-row>
        <table:table-row table:style-name="ro2">
          <table:table-cell table:style-name="ce6" office:value-type="string">
            <text:p>HR modul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imporHR</text:p>
          </table:table-cell>
          <table:table-cell table:style-name="ce22" office:value-type="string">
            <text:p>check with Bettina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23">
            <text:p>23/06/08</text:p>
          </table:table-cell>
          <table:table-cell table:style-name="ce10" office:value-type="string">
            <text:p>HS/B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HeatRecOK</text:p>
          </table:table-cell>
          <table:table-cell table:style-name="ce22" office:value-type="string">
            <text:p>Treatment in EINSTEIN of HeatRecOK = “no”: VoutFlow may be &gt; 0, but:</text:p>
            <text:p>UPHw = 0. Check that this doesn't give problems with HR Module.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date" office:date-value="2008-09-16">
            <text:p>16/09/08</text:p>
          </table:table-cell>
          <table:table-cell table:style-name="ce10" office:value-type="string">
            <text:p>FJ/B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10" table:number-columns-repeated="2"/>
          <table:table-cell table:style-name="ce22" table:number-columns-repeated="2"/>
          <table:table-cell table:style-name="ce10" table:number-columns-repeated="5"/>
          <table:table-cell table:number-columns-repeated="247"/>
        </table:table-row>
        <table:table-row table:style-name="ro2">
          <table:table-cell table:style-name="ce6" office:value-type="string">
            <text:p>HC Supply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4" table:visibility="collapse">
          <table:table-cell table:style-name="ce7" office:value-type="date" office:date-value="2008-03-04">
            <text:p>04/03/08</text:p>
          </table:table-cell>
          <table:table-cell table:style-name="ce7"/>
          <table:table-cell table:style-name="ce19" office:value-type="string">
            <text:p>HC design assistant window</text:p>
          </table:table-cell>
          <table:table-cell table:style-name="ce19" office:value-type="string">
            <text:p>Uniform design of window for assisted design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string">
            <text:p>pendin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13" office:value-type="float" office:value="2007">
            <text:p>20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Q Equipment</text:p>
          </table:table-cell>
          <table:table-cell table:style-name="ce22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10" office:value-type="date" office:date-value="2007-12-08">
            <text:p>08/12/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Fuel switching</text:p>
          </table:table-cell>
          <table:table-cell table:style-name="ce29" office:value-type="string">
            <text:p><text:span text:style-name="T2">en el tool esta </text:span><text:span text:style-name="T2">prevista la </text:span><text:span text:style-name="T2">opcion:</text:span></text:p>
            <text:p><text:span text:style-name="T3"> </text:span><text:span text:style-name="T4">- Fuel </text:span><text:span text:style-name="T4">Switching ?</text:span></text:p>
            <text:p><text:span text:style-name="T2"/>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08">
            <text:p>08/04/08</text:p>
          </table:table-cell>
          <table:table-cell table:style-name="ce10" office:value-type="string">
            <text:p>BS/HS</text:p>
          </table:table-cell>
          <table:table-cell table:style-name="ce22" office:value-type="string">
            <text:p>Exhaust gas</text:p>
          </table:table-cell>
          <table:table-cell table:style-name="ce22" office:value-type="string">
            <text:p>include calculation of waste heat / exhaust gas flow rate in boiler / CHP / ... module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10" office:value-type="date" office:date-value="2008-05-16">
            <text:p>16/05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Boiler – several</text:p>
          </table:table-cell>
          <table:table-cell table:style-name="ce22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10" office:value-type="date" office:date-value="2008-05-16">
            <text:p>16/05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Boiler – several</text:p>
          </table:table-cell>
          <table:table-cell table:style-name="ce22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DA's general</text:p>
          </table:table-cell>
          <table:table-cell table:style-name="ce22" office:value-type="string">
            <text:p>counter for default names of equipments (not always 1, 2, 3 ...)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4">
          <table:table-cell table:style-name="ce13" office:value-type="float" office:value="2007">
            <text:p>20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Q Equipment</text:p>
          </table:table-cell>
          <table:table-cell table:style-name="ce22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10" office:value-type="date" office:date-value="2007-12-08">
            <text:p>08/12/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Fuel switching</text:p>
          </table:table-cell>
          <table:table-cell table:style-name="ce29" office:value-type="string">
            <text:p><text:span text:style-name="T2">en el tool esta </text:span><text:span text:style-name="T2">prevista la </text:span><text:span text:style-name="T2">opcion:</text:span></text:p>
            <text:p><text:span text:style-name="T3"> </text:span><text:span text:style-name="T4">- Fuel </text:span><text:span text:style-name="T4">Switching ?</text:span></text:p>
            <text:p><text:span text:style-name="T2"/>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08">
            <text:p>08/04/08</text:p>
          </table:table-cell>
          <table:table-cell table:style-name="ce10" office:value-type="string">
            <text:p>BS/HS</text:p>
          </table:table-cell>
          <table:table-cell table:style-name="ce22" office:value-type="string">
            <text:p>Exhaust gas</text:p>
          </table:table-cell>
          <table:table-cell table:style-name="ce22" office:value-type="string">
            <text:p>include calculation of waste heat / exhaust gas flow rate in boiler / CHP / ... module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10" office:value-type="date" office:date-value="2008-05-16">
            <text:p>16/05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Boiler – several</text:p>
          </table:table-cell>
          <table:table-cell table:style-name="ce22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10" office:value-type="date" office:date-value="2008-05-16">
            <text:p>16/05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Boiler – several</text:p>
          </table:table-cell>
          <table:table-cell table:style-name="ce22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Connections between equipment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10-16">
            <text:p>16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Connections</text:p>
          </table:table-cell>
          <table:table-cell table:style-name="ce22" office:value-type="string">
            <text:p>Data entry in Q4 for waste heat and HT heat source links (a) do not work well and (b) are NOT considered in further calculations !!!</text:p>
          </table:table-cell>
          <table:table-cell table:style-name="ce37" office:value-type="string">
            <text:p>high</text:p>
          </table:table-cell>
          <table:table-cell table:style-name="ce51" office:value-type="string">
            <text:p>V1.0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ST modul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6-27">
            <text:p>27/06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unday</text:p>
          </table:table-cell>
          <table:table-cell table:style-name="ce22" office:value-type="string">
            <text:p>some problem in sunday with projection on tilted surface (returns 0)</text:p>
            <text:p>for the moment horizontal radiation is used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date" office:date-value="2008-06-27">
            <text:p>27/06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electST</text:p>
          </table:table-cell>
          <table:table-cell table:style-name="ce22" office:value-type="string">
            <text:p>revise criteria for selection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electST</text:p>
          </table:table-cell>
          <table:table-cell table:style-name="ce22" office:value-type="string">
            <text:p>no available surface should not give problems in quick&amp;dirty design !!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selectST</text:p>
          </table:table-cell>
          <table:table-cell table:style-name="ce22" office:value-type="string">
            <text:p>concentrating collectors are not correctly calculated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heatPump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Lists</text:p>
          </table:table-cell>
          <table:table-cell table:style-name="ce22" office:value-type="string">
            <text:p>panel peta si lista equipos (HP's) es vacía ...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07">
            <text:p>07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</text:p>
          </table:table-cell>
          <table:table-cell table:style-name="ce22" office:value-type="string">
            <text:p>Pre-assignment in choice; lower-right data as read-only (Static text) 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07">
            <text:p>07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Module-DeleteEq</text:p>
          </table:table-cell>
          <table:table-cell table:style-name="ce19" office:value-type="string">
            <text:p>DB.commit to be activated ???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HP</text:p>
          </table:table-cell>
          <table:table-cell table:style-name="ce19" office:value-type="string">
            <text:p>selected rows should appear in dark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HP</text:p>
          </table:table-cell>
          <table:table-cell table:style-name="ce22" office:value-type="string">
            <text:p>after deleting an equipment, the rows continue appearing in blue. Should be white again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HP</text:p>
          </table:table-cell>
          <table:table-cell table:style-name="ce22" office:value-type="string">
            <text:p>editing an equipment by mouse-double click (Q4 – panel appears), the values are not changed after leaving Q4.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HP</text:p>
          </table:table-cell>
          <table:table-cell table:style-name="ce22" office:value-type="string">
            <text:p>calculateCascade to be activated after adding/deleting/changing equipment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moduleHP</text:p>
          </table:table-cell>
          <table:table-cell table:style-name="ce22" office:value-type="string">
            <text:p>Well-working of design-assistant has to be checked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HP</text:p>
          </table:table-cell>
          <table:table-cell table:style-name="ce19" office:value-type="string">
            <text:p>function deleteEquipment for erasing space from addEquipmentDummy</text:p>
          </table:table-cell>
          <table:table-cell table:style-name="ce31" office:value-type="string">
            <text:p>high</text:p>
          </table:table-cell>
          <table:table-cell table:style-name="ce7" office:value-type="string">
            <text:p>V0.0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HP</text:p>
          </table:table-cell>
          <table:table-cell table:style-name="ce22" office:value-type="string">
            <text:p>default buttons should be fully operative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4-13">
            <text:p>13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HP</text:p>
          </table:table-cell>
          <table:table-cell table:style-name="ce22" office:value-type="string">
            <text:p>adaptation of graphics to specifications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date" office:date-value="2008-04-13">
            <text:p>13/04/08</text:p>
          </table:table-cell>
          <table:table-cell table:style-name="ce10" office:value-type="string">
            <text:p>SD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05-16">
            <text:p>16/05/08</text:p>
          </table:table-cell>
          <table:table-cell table:style-name="ce10" office:value-type="string">
            <text:p>SD</text:p>
          </table:table-cell>
          <table:table-cell table:style-name="ce22" office:value-type="string">
            <text:p>diverse</text:p>
          </table:table-cell>
          <table:table-cell table:style-name="ce22" office:value-type="string">
            <text:p>check bug-list from 16/05/08 (in HP update from Stoyan)</text:p>
          </table:table-cell>
          <table:table-cell table:style-name="ce37" office:value-type="string">
            <text:p>high</text:p>
          </table:table-cell>
          <table:table-cell table:style-name="ce10" office:value-type="string">
            <text:p>V0.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BB modul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8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boiler</text:p>
          </table:table-cell>
          <table:table-cell table:style-name="ce22" office:value-type="string">
            <text:p>From internal training (EINSTEIN container washing):</text:p>
            <text:p>Module BB: although the system has a hot water boiler, the DA suggests a steam boiler. selected power is always 800 kW,</text:p>
            <text:p><text:tab/>although the required power is from 250 - 350 kW (with and without HP)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CS modul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4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Some alternatives sometimes “lose information” and do not appear in the CS statistics. Probably due to StatusEnergy = 0 ????</text:p>
            <text:p>-&gt; check WHEN this happens and why ...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building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5-02">
            <text:p>02/05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Building table</text:p>
          </table:table-cell>
          <table:table-cell table:style-name="ce22" office:value-type="string">
            <text:p>decide wether buildings depend on ANo or ar common to all Ano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date" office:date-value="2008-05-02">
            <text:p>02/05/08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Report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10-13">
            <text:p>13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Report</text:p>
          </table:table-cell>
          <table:table-cell table:style-name="ce22" office:value-type="string">
            <text:p>Non-ASCII Characters are not well written to OO. 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INSTALLER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5-12">
            <text:p>12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MySQL passwd</text:p>
          </table:table-cell>
          <table:table-cell table:style-name="ce20" office:value-type="string">
            <text:p>Installer has problems if MySQL is installed already with password </text:p>
          </table:table-cell>
          <table:table-cell table:style-name="ce34" office:value-type="string">
            <text:p>high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4" office:value-type="string">
            <text:p>LISTA Joints 2BChecked !!!!</text:p>
          </table:table-cell>
          <table:table-cell table:style-name="ce14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4" office:value-type="string">
            <text:p>LISTA KLA August 2008 2B Checked</text:p>
          </table:table-cell>
          <table:table-cell table:style-name="ce14" table:number-columns-repeated="8"/>
          <table:table-cell table:number-columns-repeated="247"/>
        </table:table-row>
        <table:table-row table:style-name="ro2">
          <table:table-cell office:value-type="string">
            <text:p>TOOL questionnaire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eneral data</text:p>
          </table:table-cell>
          <table:table-cell table:number-columns-repeated="255"/>
        </table:table-row>
        <table:table-row table:style-name="ro2">
          <table:table-cell office:value-type="string">
            <text:p>branch and sub-branch: not possible to insert a description when click on OK it gives back NON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ergy consumption</text:p>
          </table:table-cell>
          <table:table-cell table:number-columns-repeated="255"/>
        </table:table-row>
        <table:table-row table:style-name="ro2">
          <table:table-cell office:value-type="string">
            <text:p>panelQ2 electricity consumption: missing conversion MWh/kWh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es</text:p>
          </table:table-cell>
          <table:table-cell table:number-columns-repeated="255"/>
        </table:table-row>
        <table:table-row table:style-name="ro2">
          <table:table-cell office:value-type="string">
            <text:p>panelQ3: chane Mass for Volume in daily outflow of process medium (missing liter as U.M. while in daily inflow there i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 pipe: one cannot define it freely. one before has to go to the distribution questionnaire? this is not </text:p>
          </table:table-cell>
          <table:table-cell table:number-columns-repeated="255"/>
        </table:table-row>
        <table:table-row table:style-name="ro2">
          <table:table-cell office:value-type="string">
            <text:p>very quick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model</text:p>
          </table:table-cell>
          <table:table-cell table:number-columns-repeated="255"/>
        </table:table-row>
        <table:table-row table:style-name="ro2">
          <table:table-cell office:value-type="string">
            <text:p>Exchange in the process scheme Tpor and Tpo: tpor = PTOutFlowRec while Tpo = <text:s/>PToutFlow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questionnaire: </text:p>
          </table:table-cell>
          <table:table-cell table:number-columns-repeated="255"/>
        </table:table-row>
        <table:table-row table:style-name="ro2">
          <table:table-cell office:value-type="string">
            <text:p>change in panelQ3 and also in list of parameters the folloing definitions: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before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after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title: Internal and external waste heat recovery for the process</text:p>
          </table:table-cell>
          <table:table-cell table:number-columns-repeated="255"/>
        </table:table-row>
        <table:table-row table:style-name="ro2">
          <table:table-cell office:value-type="string">
            <text:p>In the box at least the position and move up the inlet temperatur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R</text:p>
          </table:table-cell>
          <table:table-cell table:number-columns-repeated="255"/>
        </table:table-row>
        <table:table-row table:style-name="ro2">
          <table:table-cell office:value-type="string">
            <text:p>panelQ6: delete heat e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</text:p>
          </table:table-cell>
          <table:table-cell table:number-columns-repeated="255"/>
        </table:table-row>
        <table:table-row table:style-name="ro2">
          <table:table-cell office:value-type="string">
            <text:p>see UNITS.py: Mfuel in m3 gives problems !!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pdate piping in Process questionnaire does not run</text:p>
          </table:table-cell>
          <table:table-cell table:number-columns-repeated="255"/>
        </table:table-row>
        <table:table-row table:style-name="ro2">
          <table:table-cell office:value-type="string">
            <text:p>+ shutdown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efault SQRR error = 10^-4 in ccheckfuntion (to avoid conflict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ncept PROCESS: Toutoutflow now cannot be &lt; than PTinflow but if one enter PToutflow&lt; ...it gives an inconsistency. Introduce something to detect</text:p>
          </table:table-cell>
          <table:table-cell table:number-columns-repeated="255"/>
        </table:table-row>
        <table:table-row table:style-name="ro2">
          <table:table-cell office:value-type="string">
            <text:p>that there is no internal heat exchanger when PTin = PTout then no heat ec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questionnaire process: when delete the process list is not updated 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M generation: fuel consum è un flow kg/h or m3/h NOT kg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en user forgets to link processes to pipes into the questionnaires e Warning should be given because otherwise the DATA set</text:p>
          </table:table-cell>
          <table:table-cell table:number-columns-repeated="255"/>
        </table:table-row>
        <table:table-row table:style-name="ro2">
          <table:table-cell office:value-type="string">
            <text:p>are not consisten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: % of recirculation it is not possible to isert 0.99 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ntelligent ccheck: It should be intersting when two processes are in series that it can etimate the flows etc... taking into account this contraint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a and calculation of missing data: when UPHc and UPHm are both unknown the energy balance does not fit with the total UPH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deas" table:style-name="ta1" table:print="false">
        <table:table-column table:style-name="co1" table:number-columns-repeated="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>
            <text:p>Entry date</text:p>
          </table:table-cell>
          <table:table-cell table:style-name="ce15" office:value-type="string">
            <text:p>Bug advise/idea from</text:p>
          </table:table-cell>
          <table:table-cell table:style-name="ce17" office:value-type="string">
            <text:p>Topic</text:p>
          </table:table-cell>
          <table:table-cell table:style-name="ce17" office:value-type="string">
            <text:p>Description</text:p>
          </table:table-cell>
          <table:table-cell table:style-name="ce30" office:value-type="string">
            <text:p>Priority</text:p>
          </table:table-cell>
          <table:table-cell table:style-name="ce15" office:value-type="string">
            <text:p>To be changed until version</text:p>
          </table:table-cell>
          <table:table-cell table:style-name="ce15" office:value-type="string">
            <text:p>Notification date</text:p>
          </table:table-cell>
          <table:table-cell table:style-name="ce15" office:value-type="string">
            <text:p>Responsible</text:p>
          </table:table-cell>
          <table:table-cell table:style-name="ce30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6" office:value-type="string">
            <text:p>E-Questionnair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11">
          <table:table-cell table:style-name="ce10" office:value-type="date" office:date-value="2007-11-21">
            <text:p>21/11/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Quick assessment</text:p>
          </table:table-cell>
          <table:table-cell table:style-name="ce58" office:value-type="string">
            <text:p><text:span text:style-name="T2">concerning the </text:span><text:span text:style-name="T2">"one page-</text:span><text:span text:style-name="T2">simplified </text:span><text:span text:style-name="T2">-summary </text:span><text:span text:style-name="T2">questionnaire" </text:span><text:span text:style-name="T2">that </text:span><text:span text:style-name="T2">we mentioned </text:span><text:span text:style-name="T2">on skype last </text:span><text:span text:style-name="T2">time, I </text:span><text:span text:style-name="T2">was wondering </text:span><text:span text:style-name="T2">if this same </text:span><text:span text:style-name="T2">simplified </text:span><text:span text:style-name="T2">interface can be </text:span><text:span text:style-name="T2">also used later </text:span><text:span text:style-name="T2">on for the </text:span><text:span text:style-name="T2">(quick) self-</text:span><text:span text:style-name="T2">assessment </text:span><text:span text:style-name="T2">module to be </text:span><text:span text:style-name="T2">used by </text:span><text:span text:style-name="T2">distance. </text:span></text:p>
            <text:p><text:span text:style-name="T2">Of course I am </text:span><text:span text:style-name="T2">not able now to </text:span><text:span text:style-name="T2">see how the </text:span><text:span text:style-name="T2">self-assessment </text:span><text:span text:style-name="T2">is going to be </text:span><text:span text:style-name="T2">mplemented </text:span><text:span text:style-name="T2">and if it will be </text:span><text:span text:style-name="T2">based on the </text:span><text:span text:style-name="T2">same amount of </text:span><text:span text:style-name="T2">info required for </text:span><text:span text:style-name="T2">the core </text:span><text:span text:style-name="T2">tool...It is just a </text:span><text:span text:style-name="T2">"small </text:span><text:span text:style-name="T2">window" to be </text:span><text:span text:style-name="T2">taken open if </text:span><text:span text:style-name="T2">when </text:span><text:span text:style-name="T2">implementing </text:span><text:span text:style-name="T2">the </text:span><text:span text:style-name="T2">questionnaire </text:span><text:span text:style-name="T2">and developing </text:span><text:span text:style-name="T2">the tool in order </text:span><text:span text:style-name="T2">to save time </text:span><text:span text:style-name="T2">later on.</text:span>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3-06">
            <text:p>06/03/08</text:p>
          </table:table-cell>
          <table:table-cell table:style-name="ce10"/>
          <table:table-cell table:style-name="ce22" office:value-type="string">
            <text:p>graphical window-layout</text:p>
          </table:table-cell>
          <table:table-cell table:style-name="ce22" office:value-type="string">
            <text:p>Graphical layout into the design of the window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a</text:p>
          </table:table-cell>
          <table:table-cell table:style-name="ce10" office:value-type="date" office:date-value="2008-04-18">
            <text:p>18/04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7-17">
            <text:p>17/07/08</text:p>
          </table:table-cell>
          <table:table-cell table:style-name="ce10" office:value-type="string">
            <text:p>BS/CB</text:p>
          </table:table-cell>
          <table:table-cell table:style-name="ce22" office:value-type="string">
            <text:p>OK Button</text:p>
          </table:table-cell>
          <table:table-cell table:style-name="ce22" office:value-type="string">
            <text:p>in each subwindow: it is sometime not obvious that it is necessary to confirm the data by ok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10" office:value-type="date" office:date-value="2008-07-17">
            <text:p>17/07/08</text:p>
          </table:table-cell>
          <table:table-cell table:style-name="ce10" office:value-type="string">
            <text:p>BS/CB</text:p>
          </table:table-cell>
          <table:table-cell table:style-name="ce22" office:value-type="string">
            <text:p>Connections</text:p>
          </table:table-cell>
          <table:table-cell table:style-name="ce22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solution proposed = a separate sheet (graphic) for building the connections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7-17">
            <text:p>17/07/08</text:p>
          </table:table-cell>
          <table:table-cell table:style-name="ce10" office:value-type="string">
            <text:p>BS/CB</text:p>
          </table:table-cell>
          <table:table-cell table:style-name="ce22" office:value-type="string">
            <text:p>Fields not needed</text:p>
          </table:table-cell>
          <table:table-cell table:style-name="ce22" office:value-type="string">
            <text:p>Make disappear fields not needed for certain equipment ...</text:p>
          </table:table-cell>
          <table:table-cell table:style-name="ce37" office:value-type="string">
            <text:p>high</text:p>
          </table:table-cell>
          <table:table-cell table:style-name="ce5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Paper Questionnair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B Editor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6-19">
            <text:p>19/06/08</text:p>
          </table:table-cell>
          <table:table-cell table:style-name="ce10" office:value-type="string">
            <text:p>SD</text:p>
          </table:table-cell>
          <table:table-cell table:style-name="ce22" office:value-type="string">
            <text:p>DB Editor</text:p>
          </table:table-cell>
          <table:table-cell table:style-name="ce22" office:value-type="string">
            <text:p>predefined text for lists (EquipeType, UnitOp, etc.)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0</text:p>
          </table:table-cell>
          <table:table-cell table:style-name="ce10" office:value-type="date" office:date-value="2008-06-19">
            <text:p>19/06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Report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10-12">
            <text:p>12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Report</text:p>
          </table:table-cell>
          <table:table-cell table:style-name="ce22" office:value-type="string">
            <text:p>Speed-up of report generation. Write by blocks instead of cell by cell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10-12">
            <text:p>12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Report</text:p>
          </table:table-cell>
          <table:table-cell table:style-name="ce22" office:value-type="string">
            <text:p>It should be possible to enter all manual inputs required via the GUI. No manual retouch of the Spreadsheet. Optional: automatic pdf generation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10" office:value-type="date" office:date-value="2008-10-12">
            <text:p>12/10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Report</text:p>
          </table:table-cell>
          <table:table-cell table:style-name="ce22" office:value-type="string">
            <text:p>Excel – Version of automatic report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2.0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SQL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consistency Check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6-27">
            <text:p>27/06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Storage in pipes</text:p>
          </table:table-cell>
          <table:table-cell table:style-name="ce22" office:value-type="string">
            <text:p>Consider storage losses in storage tanks</text:p>
          </table:table-cell>
          <table:table-cell table:style-name="ce38" office:value-type="string">
            <text:p>low</text:p>
          </table:table-cell>
          <table:table-cell table:style-name="ce40" office:value-type="string">
            <text:p>V2.0</text:p>
          </table:table-cell>
          <table:table-cell table:style-name="ce10" office:value-type="string">
            <text:p>pending</text:p>
          </table:table-cell>
          <table:table-cell table:number-columns-repeated="2" table:style-name="ce10"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energyStatistic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4-07">
            <text:p>07/04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Heat &amp; Cold</text:p>
          </table:table-cell>
          <table:table-cell table:style-name="ce22" office:value-type="string">
            <text:p>separation of heat flows and cold flows ??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10" office:value-type="date" office:date-value="2008-05-10">
            <text:p>10/05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Estat + CC</text:p>
          </table:table-cell>
          <table:table-cell table:style-name="ce28" office:value-type="string">
            <text:p>Cuando se llama energyStatistics desde ANo = -1 -&gt; mostar ANo 0 o bloquear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a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Alternative Proposals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9-17">
            <text:p>17/09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PanelA</text:p>
          </table:table-cell>
          <table:table-cell table:style-name="ce22" office:value-type="string">
            <text:p>Alternative name + description should be editable somewhere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Heat Recovery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7-18">
            <text:p>18/07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WHEE</text:p>
          </table:table-cell>
          <table:table-cell table:style-name="ce22" office:value-type="string">
            <text:p>Allow direct connections from WHEE to equipe / process ???</text:p>
          </table:table-cell>
          <table:table-cell table:style-name="ce38" office:value-type="string">
            <text:p>normal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/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Solar thermal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3">
          <table:table-cell table:style-name="ce10" office:value-type="date" office:date-value="2008-09-16">
            <text:p>16/09/08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roof surface</text:p>
          </table:table-cell>
          <table:table-cell table:style-name="ce29" office:value-type="string">
            <text:p>quick and dirty study should be possible without having a roof surface specified</text:p>
          </table:table-cell>
          <table:table-cell table:style-name="ce38" office:value-type="string">
            <text:p>normal</text:p>
          </table:table-cell>
          <table:table-cell table:style-name="ce49" office:value-type="string">
            <text:p>V1.00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H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INSTALLER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5">
          <table:table-cell table:style-name="ce10" office:value-type="date" office:date-value="2008-07-14">
            <text:p>14/07/08</text:p>
          </table:table-cell>
          <table:table-cell table:style-name="ce10" office:value-type="string">
            <text:p>HS</text:p>
          </table:table-cell>
          <table:table-cell table:style-name="ce22" office:value-type="string">
            <text:p>General</text:p>
          </table:table-cell>
          <table:table-cell table:style-name="ce22" office:value-type="string">
            <text:p>Improve w. respect to V1.00a</text:p>
          </table:table-cell>
          <table:table-cell table:style-name="ce37" office:value-type="string">
            <text:p>high</text:p>
          </table:table-cell>
          <table:table-cell table:style-name="ce49" office:value-type="string">
            <text:p>V1.0b</text:p>
          </table:table-cell>
          <table:table-cell table:style-name="ce10" office:value-type="date" office:date-value="2008-07-14">
            <text:p>14/07/08</text:p>
          </table:table-cell>
          <table:table-cell table:style-name="ce10" office:value-type="string">
            <text:p>TS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Self-learning and DB Update</text:p>
          </table:table-cell>
          <table:table-cell table:style-name="ce6"/>
          <table:table-cell table:style-name="ce18" table:number-columns-repeated="3"/>
          <table:table-cell table:style-name="ce44" table:number-columns-repeated="2"/>
          <table:table-cell table:style-name="ce18" table:number-columns-repeated="2"/>
          <table:table-cell table:number-columns-repeated="247"/>
        </table:table-row>
        <table:table-row table:style-name="ro10">
          <table:table-cell table:style-name="ce10" office:value-type="date" office:date-value="2007-11-21">
            <text:p>21/11/07</text:p>
          </table:table-cell>
          <table:table-cell table:style-name="ce10" office:value-type="string">
            <text:p>CV</text:p>
          </table:table-cell>
          <table:table-cell table:style-name="ce22" office:value-type="string">
            <text:p>Self-learning of tool</text:p>
          </table:table-cell>
          <table:table-cell table:style-name="ce59" office:value-type="string">
            <text:p><text:span text:style-name="T2">Do you think </text:span><text:span text:style-name="T2">that it would be </text:span><text:span text:style-name="T2">useful and </text:span><text:span text:style-name="T2">to feasible to </text:span><text:span text:style-name="T2">foresee an </text:span><text:span text:style-name="T2">authomatic </text:span><text:span text:style-name="T2">update of the </text:span><text:span text:style-name="T2">databases </text:span></text:p>
            <text:p><text:span text:style-name="T2">and a statistics </text:span><text:span text:style-name="T2">module where </text:span><text:span text:style-name="T2">results of an </text:span><text:span text:style-name="T2">audit </text:span><text:span text:style-name="T2">campaign can </text:span><text:span text:style-name="T2">be stored </text:span><text:span text:style-name="T2">and compared, </text:span><text:span text:style-name="T2">summarised </text:span><text:span text:style-name="T2">etc., by industry </text:span><text:span text:style-name="T2">sector, country </text:span><text:span text:style-name="T2">etc.?</text:span></text:p>
            <text:p><text:span text:style-name="T2">Or this </text:span><text:span text:style-name="T2">module/task </text:span><text:span text:style-name="T2">should be </text:span><text:span text:style-name="T2">something </text:span><text:span text:style-name="T2">completely </text:span><text:span text:style-name="T2">stand-alone?</text:span></text:p>
            <text:p><text:span text:style-name="T2"> </text:span></text:p>
            <text:p><text:span text:style-name="T5">We should </text:span><text:span text:style-name="T5">produce an </text:span><text:span text:style-name="T5">evaluation </text:span><text:span text:style-name="T5">report of the </text:span><text:span text:style-name="T5">audit </text:span><text:span text:style-name="T5">campaign...</text:span></text:p>
          </table:table-cell>
          <table:table-cell table:style-name="ce38" office:value-type="string">
            <text:p>low</text:p>
          </table:table-cell>
          <table:table-cell table:style-name="ce10" office:value-type="string">
            <text:p>V1.1</text:p>
          </table:table-cell>
          <table:table-cell table:style-name="ce10" office:value-type="string">
            <text:p>pending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pending</text:p>
          </table:table-cell>
          <table:table-cell table:number-columns-repeated="24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date-style style:name="N105">
      <number:day number:style="long"/>
      <number:text>-</number:text>
      <number:month number:style="long"/>
    </number:date-style>
    <number:date-style style:name="N106">
      <number:day number:style="long"/>
      <number:text>/</number:text>
      <number:month number:style="long"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pta</number:text>
    </number:number-style>
    <number:number-style style:name="N140">
      <number:text>-</number:text>
      <number:number number: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pta</number:text>
    </number:number-style>
    <number:number-style style:name="N143">
      <number:text>-</number:text>
      <number:number number:decimal-places="2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-</number:text>
      <number:number number:decimal-places="0" number:min-integer-digits="1" number:grouping="true"/>
      <number:text> pta </number:text>
    </number:number-style>
    <number:number-style style:name="N148P2" style:volatile="true">
      <number:text> -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pta </number:text>
    </number:number-style>
    <number:number-style style:name="N156P1" style:volatile="true">
      <number:text>-</number:text>
      <number:number number:decimal-places="2" number:min-integer-digits="1" number:grouping="true"/>
      <number:text> pta </number:text>
    </number:number-style>
    <number:number-style style:name="N156P2" style:volatile="true">
      <number:text> -</number:text>
      <number:number number:decimal-places="0" number:min-integer-digits="0"/>
      <number:text>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number:min-integer-digits="1" number:grouping="true"/>
    </number:number-style>
    <number:number-style style:name="N162">
      <number:text>-öS 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number:min-integer-digits="1" number:grouping="true"/>
    </number:number-style>
    <number:number-style style:name="N165">
      <number:text>-öS 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öS </number:text>
      <number:number number:decimal-places="0" number:min-integer-digits="1" number:grouping="true"/>
      <number:text> </number:text>
    </number:number-style>
    <number:number-style style:name="N170P1" style:volatile="true">
      <number:text>-öS </number:text>
      <number:number number:decimal-places="0" number:min-integer-digits="1" number:grouping="true"/>
      <number:text> </number:text>
    </number:number-style>
    <number:number-style style:name="N170P2" style:volatile="true">
      <number:text> öS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number:min-integer-digits="1" number:grouping="true"/>
    </number:number-style>
    <number:number-style style:name="N184">
      <number:text>-€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 </number:text>
      <number:number number:decimal-places="0" number:min-integer-digits="1" number:grouping="true"/>
    </number:number-style>
    <number:number-style style:name="N185">
      <style:text-properties fo:color="#ff0000"/>
      <number:text>-€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 </number:text>
      <number:number number:decimal-places="2" number:min-integer-digits="1" number:grouping="true"/>
    </number:number-style>
    <number:number-style style:name="N187">
      <number:text>-€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2" number:min-integer-digits="1" number:grouping="true"/>
    </number:number-style>
    <number:number-style style:name="N188">
      <style:text-properties fo:color="#ff0000"/>
      <number:text>-€ 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 </number:text>
      <number:number number:decimal-places="0" number:min-integer-digits="1" number:grouping="true"/>
      <number:text> </number:text>
    </number:number-style>
    <number:number-style style:name="N192P1" style:volatile="true">
      <number:text>-€ </number:text>
      <number:number number:decimal-places="0" number:min-integer-digits="1" number:grouping="true"/>
      <number:text> </number:text>
    </number:number-style>
    <number:number-style style:name="N192P2" style:volatile="true">
      <number:text> €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number-style style:name="N199P0" style:volatile="true">
      <number:number number:decimal-places="1" number:min-integer-digits="1"/>
    </number:number-style>
    <number:number-style style:name="N199">
      <style:text-properties fo:color="#ff0000"/>
      <number:number number:decimal-places="1" number:min-integer-digits="1"/>
      <style:map style:condition="value()&gt;=0" style:apply-style-name="N19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6">16/10/2008</text:date>, <text:time>17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ans Schweiger</meta:initial-creator>
    <meta:creation-date>2008-06-27T12:36:30</meta:creation-date>
    <dc:creator>Hans Schweiger</dc:creator>
    <dc:date>2008-10-16T17:11:08</dc:date>
    <meta:editing-cycles>36</meta:editing-cycles>
    <meta:editing-duration>PT17H21M22S</meta:editing-duration>
    <meta:user-defined meta:name="Info 1"/>
    <meta:user-defined meta:name="Info 2"/>
    <meta:user-defined meta:name="Info 3"/>
    <meta:user-defined meta:name="Info 4"/>
    <meta:document-statistic meta:table-count="3" meta:cell-count="1230"/>
  </office:meta>
</office:document-meta>
</file>